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17in"/>
    </style:style>
    <style:style style:name="co2" style:family="table-column">
      <style:table-column-properties fo:break-before="auto" style:column-width="1.4862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3.8035in"/>
    </style:style>
    <style:style style:name="co5" style:family="table-column">
      <style:table-column-properties fo:break-before="auto" style:column-width="6.5071in"/>
    </style:style>
    <style:style style:name="co6" style:family="table-column">
      <style:table-column-properties fo:break-before="auto" style:column-width="19.4173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5236in" fo:break-before="auto" style:use-optimal-row-height="true"/>
    </style:style>
    <style:style style:name="ro2" style:family="table-row">
      <style:table-row-properties style:row-height="0.3563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Funda con teclado para Tablet 7”</text:p>
          </table:table-cell>
          <table:table-cell office:value-type="string">
            <text:p>Fundas</text:p>
          </table:table-cell>
          <table:table-cell office:value-type="float" office:value="10.89">
            <text:p>10.89</text:p>
          </table:table-cell>
          <table:table-cell office:value-type="string">
            <text:p>/img/productos/f01a.jpg,/img/productos/f01b.jpg</text:p>
          </table:table-cell>
          <table:table-cell office:value-type="string">
            <text:p>Funda con teclado QWERTY incorporado para tablets de 7 pulgadas. Se conecta vía USB 2.0. Compatible con Android.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1" office:value-type="string">
            <text:p>Funda con teclado para Tablet 7/9”</text:p>
          </table:table-cell>
          <table:table-cell office:value-type="string">
            <text:p>Fundas</text:p>
          </table:table-cell>
          <table:table-cell office:value-type="float" office:value="10.98">
            <text:p>10.98</text:p>
          </table:table-cell>
          <table:table-cell office:value-type="string">
            <text:p>/img/productos/f02a.jpg,/img/productos/f02b.jpg</text:p>
          </table:table-cell>
          <table:table-cell office:value-type="string">
            <text:p>Funda con teclado QWERTY incorporado para tablets de 7 o 9 pulgadas. Se conecta vía micro USB, compatible con Android y Windows.</text:p>
          </table:table-cell>
          <table:table-cell table:style-name="ce3"/>
          <table:table-cell table:number-columns-repeated="250"/>
        </table:table-row>
        <table:table-row table:style-name="ro2">
          <table:table-cell office:value-type="string">
            <text:p>Funda con teclado para Tablet 7”</text:p>
          </table:table-cell>
          <table:table-cell office:value-type="string">
            <text:p>Fundas</text:p>
          </table:table-cell>
          <table:table-cell office:value-type="float" office:value="8.27">
            <text:p>8.27</text:p>
          </table:table-cell>
          <table:table-cell office:value-type="string">
            <text:p>/img/productos/f03a.jpg</text:p>
          </table:table-cell>
          <table:table-cell office:value-type="string">
            <text:p>Funda con teclado QWERTY incorporado para tablets de 7 pulgadas. Conecta vía USB 2.0, incluye lápiz stylus.</text:p>
          </table:table-cell>
          <table:table-cell table:number-columns-repeated="251"/>
        </table:table-row>
        <table:table-row table:style-name="ro1">
          <table:table-cell office:value-type="string">
            <text:p>Funda magnética para iPad</text:p>
          </table:table-cell>
          <table:table-cell office:value-type="string">
            <text:p>Fundas</text:p>
          </table:table-cell>
          <table:table-cell office:value-type="float" office:value="5.68">
            <text:p>5.68</text:p>
          </table:table-cell>
          <table:table-cell office:value-type="string">
            <text:p>/img/productos/f04a.jpg,/img/productos/f04b.jpg,/img/productos/f04c.jpg</text:p>
          </table:table-cell>
          <table:table-cell office:value-type="string">
            <text:p>Funda para iPad con cierre magnético, permite rotación a 360º.</text:p>
          </table:table-cell>
          <table:table-cell table:number-columns-repeated="251"/>
        </table:table-row>
        <table:table-row table:style-name="ro1">
          <table:table-cell office:value-type="string">
            <text:p>Funda con teclado para Samsung Galaxy</text:p>
          </table:table-cell>
          <table:table-cell office:value-type="string">
            <text:p>Fundas</text:p>
          </table:table-cell>
          <table:table-cell office:value-type="float" office:value="27">
            <text:p>27</text:p>
          </table:table-cell>
          <table:table-cell office:value-type="string">
            <text:p>/img/productos/f05a.jpg,/img/productos/f05b.jpg,/img/productos/f05c.jpg</text:p>
          </table:table-cell>
          <table:table-cell office:value-type="string">
            <text:p>Funda con teclado para tablet Samsung Galaxy. Se conecta vía bluetooth. Disponibe en colores azul, rojo, verde y negro. </text:p>
          </table:table-cell>
          <table:table-cell table:number-columns-repeated="251"/>
        </table:table-row>
        <table:table-row table:style-name="ro3">
          <table:table-cell office:value-type="string">
            <text:p>Cooling pad para Notebook</text:p>
          </table:table-cell>
          <table:table-cell office:value-type="string">
            <text:p>Gadgets</text:p>
          </table:table-cell>
          <table:table-cell office:value-type="float" office:value="7.19">
            <text:p>7.19</text:p>
          </table:table-cell>
          <table:table-cell office:value-type="string">
            <text:p>/img/productos/g01a.jpg,/img/productos/g01b.jpg</text:p>
          </table:table-cell>
          <table:table-cell office:value-type="string">
            <text:p>Cooling pad para notebook, 29x24cm. Se conecta vía USB, con tres coolers y LEDs azules.</text:p>
          </table:table-cell>
          <table:table-cell table:number-columns-repeated="251"/>
        </table:table-row>
        <table:table-row table:style-name="ro1">
          <table:table-cell office:value-type="string">
            <text:p>Cooling pad regulable para Notebook </text:p>
          </table:table-cell>
          <table:table-cell office:value-type="string">
            <text:p>Gadgets</text:p>
          </table:table-cell>
          <table:table-cell office:value-type="float" office:value="19.85">
            <text:p>19.85</text:p>
          </table:table-cell>
          <table:table-cell office:value-type="string">
            <text:p>/img/productos/g02a.jpg,/img/productos/g02b.jpg,/img/productos/g02c.jpg</text:p>
          </table:table-cell>
          <table:table-cell office:value-type="string">
            <text:p>Cooling pad regulable para notebooks hasta 15 pulgadas. 30X23cm. 2 coolers de 8x8cm. </text:p>
          </table:table-cell>
          <table:table-cell table:number-columns-repeated="251"/>
        </table:table-row>
        <table:table-row table:style-name="ro1">
          <table:table-cell office:value-type="string">
            <text:p>Cooling pad regulable para Notebook </text:p>
          </table:table-cell>
          <table:table-cell office:value-type="string">
            <text:p>Gadgets</text:p>
          </table:table-cell>
          <table:table-cell office:value-type="float" office:value="23.89">
            <text:p>23.89</text:p>
          </table:table-cell>
          <table:table-cell office:value-type="string">
            <text:p>/img/productos/g03a.jpg,/img/productos/g03b.jpg,/img/productos/g03c.jpg</text:p>
          </table:table-cell>
          <table:table-cell office:value-type="string">
            <text:p>Cooling pad regulable para notebooks de 13 a 15 pulgadas. Conecta vía USB. 37X26cm.</text:p>
          </table:table-cell>
          <table:table-cell table:number-columns-repeated="251"/>
        </table:table-row>
        <table:table-row table:style-name="ro3">
          <table:table-cell office:value-type="string">
            <text:p>Cooling pad para Notebook</text:p>
          </table:table-cell>
          <table:table-cell office:value-type="string">
            <text:p>Gadgets</text:p>
          </table:table-cell>
          <table:table-cell office:value-type="float" office:value="13.28">
            <text:p>13.28</text:p>
          </table:table-cell>
          <table:table-cell office:value-type="string">
            <text:p>/img/productos/g04a.jpg</text:p>
          </table:table-cell>
          <table:table-cell office:value-type="string">
            <text:p>Cooling pad para notebooks de 9 a 15 pulgadas. 3 coolers conectados vía USB. 28X22cm.</text:p>
          </table:table-cell>
          <table:table-cell table:number-columns-repeated="251"/>
        </table:table-row>
        <table:table-row table:style-name="ro3">
          <table:table-cell office:value-type="string">
            <text:p>Glitter lamp USB</text:p>
          </table:table-cell>
          <table:table-cell office:value-type="string">
            <text:p>Gadgets</text:p>
          </table:table-cell>
          <table:table-cell office:value-type="float" office:value="5.53">
            <text:p>5.53</text:p>
          </table:table-cell>
          <table:table-cell office:value-type="string">
            <text:p>/img/productos/g05a.jpg,/img/productos/g05b.jpg</text:p>
          </table:table-cell>
          <table:table-cell office:value-type="string">
            <text:p>Lámpara glitter USB, conecta vía USB. Los leds cambian de color entre rojo, azul y verde.</text:p>
          </table:table-cell>
          <table:table-cell table:number-columns-repeated="251"/>
        </table:table-row>
        <table:table-row table:style-name="ro3">
          <table:table-cell office:value-type="string">
            <text:p>Razer Tiamat</text:p>
          </table:table-cell>
          <table:table-cell office:value-type="string">
            <text:p>Headsets</text:p>
          </table:table-cell>
          <table:table-cell office:value-type="float" office:value="200">
            <text:p>200</text:p>
          </table:table-cell>
          <table:table-cell office:value-type="string">
            <text:p>/img/productos/h01a.jpg</text:p>
          </table:table-cell>
          <table:table-cell office:value-type="string">
            <text:p>Headset Razer Tiamat 7.1 con micrófono.</text:p>
          </table:table-cell>
          <table:table-cell table:number-columns-repeated="251"/>
        </table:table-row>
        <table:table-row table:style-name="ro3">
          <table:table-cell office:value-type="string">
            <text:p>Razer Moray</text:p>
          </table:table-cell>
          <table:table-cell office:value-type="string">
            <text:p>Headsets</text:p>
          </table:table-cell>
          <table:table-cell office:value-type="float" office:value="16">
            <text:p>16</text:p>
          </table:table-cell>
          <table:table-cell office:value-type="string">
            <text:p>/img/productos/h02a.jpg</text:p>
          </table:table-cell>
          <table:table-cell office:value-type="string">
            <text:p>Auriculares Razer Moray -in ear-. Incluye funda y earbuds intercambiables.</text:p>
          </table:table-cell>
          <table:table-cell table:number-columns-repeated="251"/>
        </table:table-row>
        <table:table-row table:style-name="ro3">
          <table:table-cell office:value-type="string">
            <text:p>Steelseries Siberia V2</text:p>
          </table:table-cell>
          <table:table-cell office:value-type="string">
            <text:p>Headsets</text:p>
          </table:table-cell>
          <table:table-cell office:value-type="float" office:value="39">
            <text:p>39</text:p>
          </table:table-cell>
          <table:table-cell office:value-type="string">
            <text:p>/img/productos/h03a.jpg</text:p>
          </table:table-cell>
          <table:table-cell office:value-type="string">
            <text:p>Headset SteelSeries Siberia rojo con micrófono. </text:p>
          </table:table-cell>
          <table:table-cell table:number-columns-repeated="251"/>
        </table:table-row>
        <table:table-row table:style-name="ro3">
          <table:table-cell office:value-type="string">
            <text:p>Steelseries Siberia V2</text:p>
          </table:table-cell>
          <table:table-cell office:value-type="string">
            <text:p>Headsets</text:p>
          </table:table-cell>
          <table:table-cell office:value-type="float" office:value="39">
            <text:p>39</text:p>
          </table:table-cell>
          <table:table-cell office:value-type="string">
            <text:p>/img/productos/h04a.jpg</text:p>
          </table:table-cell>
          <table:table-cell office:value-type="string">
            <text:p>Headset SteelSeries Siberia azul con micrófono. </text:p>
          </table:table-cell>
          <table:table-cell table:number-columns-repeated="251"/>
        </table:table-row>
        <table:table-row table:style-name="ro3">
          <table:table-cell office:value-type="string">
            <text:p>Steelseries Siberia V2</text:p>
          </table:table-cell>
          <table:table-cell office:value-type="string">
            <text:p>Headsets</text:p>
          </table:table-cell>
          <table:table-cell office:value-type="float" office:value="39">
            <text:p>39</text:p>
          </table:table-cell>
          <table:table-cell office:value-type="string">
            <text:p>/img/productos/h05a.jpg</text:p>
          </table:table-cell>
          <table:table-cell office:value-type="string">
            <text:p>Headset SteelSeries Siberia negro con micrófono.</text:p>
          </table:table-cell>
          <table:table-cell table:number-columns-repeated="251"/>
        </table:table-row>
        <table:table-row table:style-name="ro2">
          <table:table-cell office:value-type="string">
            <text:p>Razer DeathAdder 2013 </text:p>
          </table:table-cell>
          <table:table-cell office:value-type="string">
            <text:p>Mouses</text:p>
          </table:table-cell>
          <table:table-cell office:value-type="float" office:value="69">
            <text:p>69</text:p>
          </table:table-cell>
          <table:table-cell office:value-type="string">
            <text:p>/img/productos/m01a.jpg,/img/productos/m01b.jpg</text:p>
          </table:table-cell>
          <table:table-cell office:value-type="string">
            <text:p>6400DPI. Ajuste de sensividad on-the-fly. Cinco botones configurables. Compatible con Razer Synapse 2.0</text:p>
          </table:table-cell>
          <table:table-cell table:number-columns-repeated="251"/>
        </table:table-row>
        <table:table-row table:style-name="ro3">
          <table:table-cell office:value-type="string">
            <text:p>Razer DeathAdder Black</text:p>
          </table:table-cell>
          <table:table-cell office:value-type="string">
            <text:p>Mouses</text:p>
          </table:table-cell>
          <table:table-cell office:value-type="float" office:value="70">
            <text:p>70</text:p>
          </table:table-cell>
          <table:table-cell office:value-type="string">
            <text:p>/img/productos/m02a.jpg</text:p>
          </table:table-cell>
          <table:table-cell office:value-type="string">
            <text:p>3500DPI. Ajuste de sensividad on-the-fly. Cinco botones configurables. </text:p>
          </table:table-cell>
          <table:table-cell table:number-columns-repeated="251"/>
        </table:table-row>
        <table:table-row table:style-name="ro2">
          <table:table-cell office:value-type="string">
            <text:p>Razer Naga Hex LoL Edition</text:p>
          </table:table-cell>
          <table:table-cell office:value-type="string">
            <text:p>Mouses</text:p>
          </table:table-cell>
          <table:table-cell office:value-type="float" office:value="150">
            <text:p>150</text:p>
          </table:table-cell>
          <table:table-cell office:value-type="string">
            <text:p>/img/productos/m03a.jpg</text:p>
          </table:table-cell>
          <table:table-cell office:value-type="string">
            <text:p>Razer Naga Hex edición League of Legends. Optimizado para MOBAs, con 6 botones laterales. Compatible con Razer Synapse 2.0. 5600DPI.</text:p>
          </table:table-cell>
          <table:table-cell table:number-columns-repeated="251"/>
        </table:table-row>
        <table:table-row table:style-name="ro3">
          <table:table-cell office:value-type="string">
            <text:p>Pies para Razer Mamba</text:p>
          </table:table-cell>
          <table:table-cell office:value-type="string">
            <text:p>Mouses</text:p>
          </table:table-cell>
          <table:table-cell office:value-type="float" office:value="15">
            <text:p>15</text:p>
          </table:table-cell>
          <table:table-cell office:value-type="string">
            <text:p>/img/productos/m04a.jpg</text:p>
          </table:table-cell>
          <table:table-cell office:value-type="string">
            <text:p>Pies de reemplazo para Razer Mamba. </text:p>
          </table:table-cell>
          <table:table-cell table:number-columns-repeated="251"/>
        </table:table-row>
        <table:table-row table:style-name="ro3">
          <table:table-cell office:value-type="string">
            <text:p>Pies para Razer Naga</text:p>
          </table:table-cell>
          <table:table-cell office:value-type="string">
            <text:p>Mouses</text:p>
          </table:table-cell>
          <table:table-cell office:value-type="float" office:value="15">
            <text:p>15</text:p>
          </table:table-cell>
          <table:table-cell office:value-type="string">
            <text:p>/img/productos/m05a.jpg</text:p>
          </table:table-cell>
          <table:table-cell office:value-type="string">
            <text:p>Pies de reemplazo para Razer Naga.</text:p>
          </table:table-cell>
          <table:table-cell table:number-columns-repeated="251"/>
        </table:table-row>
        <table:table-row table:style-name="ro3">
          <table:table-cell office:value-type="string">
            <text:p>Pies para Razer DeathAdder</text:p>
          </table:table-cell>
          <table:table-cell office:value-type="string">
            <text:p>Mouses</text:p>
          </table:table-cell>
          <table:table-cell office:value-type="float" office:value="5">
            <text:p>5</text:p>
          </table:table-cell>
          <table:table-cell office:value-type="string">
            <text:p>/img/productos/m06a.jpg</text:p>
          </table:table-cell>
          <table:table-cell office:value-type="string">
            <text:p>Pies de reemplazo para Razer DeathAdder.</text:p>
          </table:table-cell>
          <table:table-cell table:number-columns-repeated="251"/>
        </table:table-row>
        <table:table-row table:style-name="ro2">
          <table:table-cell office:value-type="string">
            <text:p>Razer Nostromo</text:p>
          </table:table-cell>
          <table:table-cell office:value-type="string">
            <text:p>Teclados</text:p>
          </table:table-cell>
          <table:table-cell office:value-type="float" office:value="110">
            <text:p>110</text:p>
          </table:table-cell>
          <table:table-cell office:value-type="string">
            <text:p>/img/productos/t01a.jpg</text:p>
          </table:table-cell>
          <table:table-cell office:value-type="string">
            <text:p>Keypad optimizado para gaming, 16 teclas programables con 8 configuraciones que pueden ser modificadas on the fly.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Razer Blackwidow</text:p>
          </table:table-cell>
          <table:table-cell table:style-name="Default" office:value-type="string">
            <text:p>Teclados</text:p>
          </table:table-cell>
          <table:table-cell table:style-name="Default" office:value-type="float" office:value="210">
            <text:p>210</text:p>
          </table:table-cell>
          <table:table-cell table:style-name="Default" office:value-type="string">
            <text:p>/img/productos/t02a.jpg</text:p>
          </table:table-cell>
          <table:table-cell table:style-name="Default" office:value-type="string">
            <text:p>Teclado mecánico con backlight individual en cada tecla. Completamente programable con 10 perfiles que pueden ser seleccionados on the fly. </text:p>
          </table:table-cell>
          <table:table-cell table:style-name="Default"/>
          <table:table-cell table:number-columns-repeated="250"/>
        </table:table-row>
        <table:table-row table:style-name="ro3">
          <table:table-cell table:style-name="Default" office:value-type="string">
            <text:p>Razer Marauder Starcraft2 </text:p>
          </table:table-cell>
          <table:table-cell table:style-name="Default" office:value-type="string">
            <text:p>Teclados</text:p>
          </table:table-cell>
          <table:table-cell table:style-name="Default" office:value-type="float" office:value="120">
            <text:p>120</text:p>
          </table:table-cell>
          <table:table-cell table:style-name="Default" office:value-type="string">
            <text:p>/img/productos/t03a.jpg</text:p>
          </table:table-cell>
          <table:table-cell table:style-name="Default" table:number-columns-repeated="2"/>
          <table:table-cell table:number-columns-repeated="250"/>
        </table:table-row>
        <table:table-row table:style-name="ro2">
          <table:table-cell table:style-name="ce1" office:value-type="string">
            <text:p>Funda con teclado para Tablet 7”</text:p>
          </table:table-cell>
          <table:table-cell office:value-type="string">
            <text:p>Fundas</text:p>
          </table:table-cell>
          <table:table-cell office:value-type="float" office:value="10.89">
            <text:p>10.89</text:p>
          </table:table-cell>
          <table:table-cell office:value-type="string">
            <text:p>/img/productos/f01a.jpg</text:p>
          </table:table-cell>
          <table:table-cell office:value-type="string">
            <text:p>Funda con teclado QWERTY incorporado para tablets de 7 pulgadas. Se conecta vía USB 2.0. Compatible con Android.</text:p>
          </table:table-cell>
          <table:table-cell table:style-name="ce3"/>
          <table:table-cell table:number-columns-repeated="250"/>
        </table:table-row>
        <table:table-row table:style-name="ro2">
          <table:table-cell table:style-name="ce1" office:value-type="string">
            <text:p>Funda con teclado para Tablet 7/9”</text:p>
          </table:table-cell>
          <table:table-cell office:value-type="string">
            <text:p>Fundas</text:p>
          </table:table-cell>
          <table:table-cell office:value-type="float" office:value="10.98">
            <text:p>10.98</text:p>
          </table:table-cell>
          <table:table-cell office:value-type="string">
            <text:p>/img/productos/f02a.jpg</text:p>
          </table:table-cell>
          <table:table-cell office:value-type="string">
            <text:p>Funda con teclado QWERTY incorporado para tablets de 7 o 9 pulgadas. Se conecta vía micro USB, compatible con Android y Windows.</text:p>
          </table:table-cell>
          <table:table-cell table:style-name="ce3"/>
          <table:table-cell table:number-columns-repeated="250"/>
        </table:table-row>
        <table:table-row table:style-name="ro2">
          <table:table-cell office:value-type="string">
            <text:p>Funda con teclado para Tablet 7”</text:p>
          </table:table-cell>
          <table:table-cell office:value-type="string">
            <text:p>Fundas</text:p>
          </table:table-cell>
          <table:table-cell office:value-type="float" office:value="8.27">
            <text:p>8.27</text:p>
          </table:table-cell>
          <table:table-cell office:value-type="string">
            <text:p>/img/productos/f03a.jpg</text:p>
          </table:table-cell>
          <table:table-cell office:value-type="string">
            <text:p>Funda con teclado QWERTY incorporado para tablets de 7 pulgadas. Conecta vía USB 2.0, incluye lápiz stylus.</text:p>
          </table:table-cell>
          <table:table-cell table:number-columns-repeated="251"/>
        </table:table-row>
        <table:table-row table:style-name="ro3">
          <table:table-cell office:value-type="string">
            <text:p>Funda magnética para iPad</text:p>
          </table:table-cell>
          <table:table-cell office:value-type="string">
            <text:p>Fundas</text:p>
          </table:table-cell>
          <table:table-cell office:value-type="float" office:value="5.68">
            <text:p>5.68</text:p>
          </table:table-cell>
          <table:table-cell office:value-type="string">
            <text:p>/img/productos/f04a.jpg</text:p>
          </table:table-cell>
          <table:table-cell office:value-type="string">
            <text:p>Funda para iPad con cierre magnético, permite rotación a 360º.</text:p>
          </table:table-cell>
          <table:table-cell table:number-columns-repeated="251"/>
        </table:table-row>
        <table:table-row table:style-name="ro2">
          <table:table-cell office:value-type="string">
            <text:p>Funda con teclado para Samsung Galaxy</text:p>
          </table:table-cell>
          <table:table-cell office:value-type="string">
            <text:p>Fundas</text:p>
          </table:table-cell>
          <table:table-cell office:value-type="float" office:value="27">
            <text:p>27</text:p>
          </table:table-cell>
          <table:table-cell office:value-type="string">
            <text:p>/img/productos/f05a.jpg</text:p>
          </table:table-cell>
          <table:table-cell office:value-type="string">
            <text:p>Funda con teclado para tablet Samsung Galaxy. Se conecta vía bluetooth. Disponibe en colores azul, rojo, verde y negro. </text:p>
          </table:table-cell>
          <table:table-cell table:number-columns-repeated="251"/>
        </table:table-row>
        <table:table-row table:style-name="ro3">
          <table:table-cell office:value-type="string">
            <text:p>Cooling pad para Notebook</text:p>
          </table:table-cell>
          <table:table-cell office:value-type="string">
            <text:p>Gadgets</text:p>
          </table:table-cell>
          <table:table-cell office:value-type="float" office:value="7.19">
            <text:p>7.19</text:p>
          </table:table-cell>
          <table:table-cell office:value-type="string">
            <text:p>/img/productos/g01a.jpg</text:p>
          </table:table-cell>
          <table:table-cell office:value-type="string">
            <text:p>Cooling pad para notebook, 29x24cm. Se conecta vía USB, con tres coolers y LEDs azules.</text:p>
          </table:table-cell>
          <table:table-cell table:number-columns-repeated="251"/>
        </table:table-row>
        <table:table-row table:style-name="ro3">
          <table:table-cell office:value-type="string">
            <text:p>Cooling pad regulable para Notebook </text:p>
          </table:table-cell>
          <table:table-cell office:value-type="string">
            <text:p>Gadgets</text:p>
          </table:table-cell>
          <table:table-cell office:value-type="float" office:value="19.85">
            <text:p>19.85</text:p>
          </table:table-cell>
          <table:table-cell office:value-type="string">
            <text:p>/img/productos/g02a.jpg</text:p>
          </table:table-cell>
          <table:table-cell office:value-type="string">
            <text:p>Cooling pad regulable para notebooks hasta 15 pulgadas. 30X23cm. 2 coolers de 8x8cm. </text:p>
          </table:table-cell>
          <table:table-cell table:number-columns-repeated="251"/>
        </table:table-row>
        <table:table-row table:style-name="ro3">
          <table:table-cell office:value-type="string">
            <text:p>Cooling pad regulable para Notebook </text:p>
          </table:table-cell>
          <table:table-cell office:value-type="string">
            <text:p>Gadgets</text:p>
          </table:table-cell>
          <table:table-cell office:value-type="float" office:value="23.89">
            <text:p>23.89</text:p>
          </table:table-cell>
          <table:table-cell office:value-type="string">
            <text:p>/img/productos/g03a.jpg</text:p>
          </table:table-cell>
          <table:table-cell office:value-type="string">
            <text:p>Cooling pad regulable para notebooks de 13 a 15 pulgadas. Conecta vía USB. 37X26cm.</text:p>
          </table:table-cell>
          <table:table-cell table:number-columns-repeated="251"/>
        </table:table-row>
        <table:table-row table:style-name="ro3">
          <table:table-cell office:value-type="string">
            <text:p>Cooling pad para Notebook</text:p>
          </table:table-cell>
          <table:table-cell office:value-type="string">
            <text:p>Gadgets</text:p>
          </table:table-cell>
          <table:table-cell office:value-type="float" office:value="13.28">
            <text:p>13.28</text:p>
          </table:table-cell>
          <table:table-cell office:value-type="string">
            <text:p>/img/productos/g04a.jpg</text:p>
          </table:table-cell>
          <table:table-cell office:value-type="string">
            <text:p>Cooling pad para notebooks de 9 a 15 pulgadas. 3 coolers conectados vía USB. 28X22cm.</text:p>
          </table:table-cell>
          <table:table-cell table:number-columns-repeated="251"/>
        </table:table-row>
        <table:table-row table:style-name="ro3">
          <table:table-cell office:value-type="string">
            <text:p>Glitter lamp USB</text:p>
          </table:table-cell>
          <table:table-cell office:value-type="string">
            <text:p>Gadgets</text:p>
          </table:table-cell>
          <table:table-cell office:value-type="float" office:value="5.53">
            <text:p>5.53</text:p>
          </table:table-cell>
          <table:table-cell office:value-type="string">
            <text:p>/img/productos/g05a.jpg</text:p>
          </table:table-cell>
          <table:table-cell office:value-type="string">
            <text:p>Lámpara glitter USB, conecta vía USB. Los leds cambian de color entre rojo, azul y verde.</text:p>
          </table:table-cell>
          <table:table-cell table:number-columns-repeated="251"/>
        </table:table-row>
        <table:table-row table:style-name="ro3">
          <table:table-cell office:value-type="string">
            <text:p>Razer Tiamat</text:p>
          </table:table-cell>
          <table:table-cell office:value-type="string">
            <text:p>Headsets</text:p>
          </table:table-cell>
          <table:table-cell office:value-type="float" office:value="200">
            <text:p>200</text:p>
          </table:table-cell>
          <table:table-cell office:value-type="string">
            <text:p>/img/productos/h01a.jpg</text:p>
          </table:table-cell>
          <table:table-cell office:value-type="string">
            <text:p>Headset Razer Tiamat 7.1 con micrófono.</text:p>
          </table:table-cell>
          <table:table-cell table:number-columns-repeated="251"/>
        </table:table-row>
        <table:table-row table:style-name="ro3">
          <table:table-cell office:value-type="string">
            <text:p>Razer Moray</text:p>
          </table:table-cell>
          <table:table-cell office:value-type="string">
            <text:p>Headsets</text:p>
          </table:table-cell>
          <table:table-cell office:value-type="float" office:value="16">
            <text:p>16</text:p>
          </table:table-cell>
          <table:table-cell office:value-type="string">
            <text:p>/img/productos/h02a.jpg</text:p>
          </table:table-cell>
          <table:table-cell office:value-type="string">
            <text:p>Auriculares Razer Moray -in ear-. Incluye funda y earbuds intercambiables.</text:p>
          </table:table-cell>
          <table:table-cell table:number-columns-repeated="251"/>
        </table:table-row>
        <table:table-row table:style-name="ro3">
          <table:table-cell office:value-type="string">
            <text:p>Steelseries Siberia V2</text:p>
          </table:table-cell>
          <table:table-cell office:value-type="string">
            <text:p>Headsets</text:p>
          </table:table-cell>
          <table:table-cell office:value-type="float" office:value="39">
            <text:p>39</text:p>
          </table:table-cell>
          <table:table-cell office:value-type="string">
            <text:p>/img/productos/h03a.jpg</text:p>
          </table:table-cell>
          <table:table-cell office:value-type="string">
            <text:p>Headset SteelSeries Siberia rojo con micrófono. </text:p>
          </table:table-cell>
          <table:table-cell table:number-columns-repeated="251"/>
        </table:table-row>
        <table:table-row table:style-name="ro3">
          <table:table-cell office:value-type="string">
            <text:p>Steelseries Siberia V2</text:p>
          </table:table-cell>
          <table:table-cell office:value-type="string">
            <text:p>Headsets</text:p>
          </table:table-cell>
          <table:table-cell office:value-type="float" office:value="39">
            <text:p>39</text:p>
          </table:table-cell>
          <table:table-cell office:value-type="string">
            <text:p>/img/productos/h04a.jpg</text:p>
          </table:table-cell>
          <table:table-cell office:value-type="string">
            <text:p>Headset SteelSeries Siberia azul con micrófono. </text:p>
          </table:table-cell>
          <table:table-cell table:number-columns-repeated="251"/>
        </table:table-row>
        <table:table-row table:style-name="ro3">
          <table:table-cell office:value-type="string">
            <text:p>Steelseries Siberia V2</text:p>
          </table:table-cell>
          <table:table-cell office:value-type="string">
            <text:p>Headsets</text:p>
          </table:table-cell>
          <table:table-cell office:value-type="float" office:value="39">
            <text:p>39</text:p>
          </table:table-cell>
          <table:table-cell office:value-type="string">
            <text:p>/img/productos/h05a.jpg</text:p>
          </table:table-cell>
          <table:table-cell office:value-type="string">
            <text:p>Headset SteelSeries Siberia negro con micrófono.</text:p>
          </table:table-cell>
          <table:table-cell table:number-columns-repeated="251"/>
        </table:table-row>
        <table:table-row table:style-name="ro2">
          <table:table-cell office:value-type="string">
            <text:p>Razer DeathAdder 2013 </text:p>
          </table:table-cell>
          <table:table-cell office:value-type="string">
            <text:p>Mouses</text:p>
          </table:table-cell>
          <table:table-cell office:value-type="float" office:value="69">
            <text:p>69</text:p>
          </table:table-cell>
          <table:table-cell office:value-type="string">
            <text:p>/img/productos/m01a.jpg</text:p>
          </table:table-cell>
          <table:table-cell office:value-type="string">
            <text:p>6400DPI. Ajuste de sensividad on-the-fly. Cinco botones configurables. Compatible con Razer Synapse 2.0</text:p>
          </table:table-cell>
          <table:table-cell table:number-columns-repeated="251"/>
        </table:table-row>
        <table:table-row table:style-name="ro3">
          <table:table-cell office:value-type="string">
            <text:p>Razer DeathAdder Black</text:p>
          </table:table-cell>
          <table:table-cell office:value-type="string">
            <text:p>Mouses</text:p>
          </table:table-cell>
          <table:table-cell office:value-type="float" office:value="70">
            <text:p>70</text:p>
          </table:table-cell>
          <table:table-cell office:value-type="string">
            <text:p>/img/productos/m02a.jpg</text:p>
          </table:table-cell>
          <table:table-cell office:value-type="string">
            <text:p>3500DPI. Ajuste de sensividad on-the-fly. Cinco botones configurables. </text:p>
          </table:table-cell>
          <table:table-cell table:number-columns-repeated="251"/>
        </table:table-row>
        <table:table-row table:style-name="ro2">
          <table:table-cell office:value-type="string">
            <text:p>Razer Naga Hex LoL Edition</text:p>
          </table:table-cell>
          <table:table-cell office:value-type="string">
            <text:p>Mouses</text:p>
          </table:table-cell>
          <table:table-cell office:value-type="float" office:value="150">
            <text:p>150</text:p>
          </table:table-cell>
          <table:table-cell office:value-type="string">
            <text:p>/img/productos/m03a.jpg</text:p>
          </table:table-cell>
          <table:table-cell office:value-type="string">
            <text:p>Razer Naga Hex edición League of Legends. Optimizado para MOBAs, con 6 botones laterales. Compatible con Razer Synapse 2.0. 5600DPI.</text:p>
          </table:table-cell>
          <table:table-cell table:number-columns-repeated="251"/>
        </table:table-row>
        <table:table-row table:style-name="ro3">
          <table:table-cell office:value-type="string">
            <text:p>Pies para Razer Mamba</text:p>
          </table:table-cell>
          <table:table-cell office:value-type="string">
            <text:p>Mouses</text:p>
          </table:table-cell>
          <table:table-cell office:value-type="float" office:value="15">
            <text:p>15</text:p>
          </table:table-cell>
          <table:table-cell office:value-type="string">
            <text:p>/img/productos/m04a.jpg</text:p>
          </table:table-cell>
          <table:table-cell office:value-type="string">
            <text:p>Pies de reemplazo para Razer Mamba. </text:p>
          </table:table-cell>
          <table:table-cell table:number-columns-repeated="251"/>
        </table:table-row>
        <table:table-row table:style-name="ro3">
          <table:table-cell office:value-type="string">
            <text:p>Pies para Razer Naga</text:p>
          </table:table-cell>
          <table:table-cell office:value-type="string">
            <text:p>Mouses</text:p>
          </table:table-cell>
          <table:table-cell office:value-type="float" office:value="15">
            <text:p>15</text:p>
          </table:table-cell>
          <table:table-cell office:value-type="string">
            <text:p>/img/productos/m05a.jpg</text:p>
          </table:table-cell>
          <table:table-cell office:value-type="string">
            <text:p>Pies de reemplazo para Razer Naga.</text:p>
          </table:table-cell>
          <table:table-cell table:number-columns-repeated="251"/>
        </table:table-row>
        <table:table-row table:style-name="ro3">
          <table:table-cell office:value-type="string">
            <text:p>Pies para Razer DeathAdder</text:p>
          </table:table-cell>
          <table:table-cell office:value-type="string">
            <text:p>Mouses</text:p>
          </table:table-cell>
          <table:table-cell office:value-type="float" office:value="5">
            <text:p>5</text:p>
          </table:table-cell>
          <table:table-cell office:value-type="string">
            <text:p>/img/productos/m06a.jpg</text:p>
          </table:table-cell>
          <table:table-cell office:value-type="string">
            <text:p>Pies de reemplazo para Razer DeathAdder.</text:p>
          </table:table-cell>
          <table:table-cell table:number-columns-repeated="251"/>
        </table:table-row>
        <table:table-row table:style-name="ro2">
          <table:table-cell office:value-type="string">
            <text:p>Razer Nostromo</text:p>
          </table:table-cell>
          <table:table-cell office:value-type="string">
            <text:p>Teclados</text:p>
          </table:table-cell>
          <table:table-cell office:value-type="float" office:value="110">
            <text:p>110</text:p>
          </table:table-cell>
          <table:table-cell office:value-type="string">
            <text:p>/img/productos/t01a.jpg</text:p>
          </table:table-cell>
          <table:table-cell office:value-type="string">
            <text:p>Keypad optimizado para gaming, 16 teclas programables con 8 configuraciones que pueden ser modificadas on the fly.</text:p>
          </table:table-cell>
          <table:table-cell table:number-columns-repeated="251"/>
        </table:table-row>
        <table:table-row table:style-name="ro3">
          <table:table-cell table:style-name="Default" office:value-type="string">
            <text:p>Razer Blackwidow</text:p>
          </table:table-cell>
          <table:table-cell table:style-name="Default" office:value-type="string">
            <text:p>Teclados</text:p>
          </table:table-cell>
          <table:table-cell table:style-name="Default" office:value-type="float" office:value="210">
            <text:p>210</text:p>
          </table:table-cell>
          <table:table-cell table:style-name="Default" office:value-type="string">
            <text:p>/img/productos/t02a.jpg</text:p>
          </table:table-cell>
          <table:table-cell table:style-name="Default" office:value-type="string">
            <text:p>Teclado mecánico con backlight individual en cada tecla. Completamente programable con 10 perfiles que pueden ser seleccionados on the fly. </text:p>
          </table:table-cell>
          <table:table-cell table:style-name="Default"/>
          <table:table-cell table:number-columns-repeated="250"/>
        </table:table-row>
        <table:table-row table:style-name="ro3">
          <table:table-cell table:style-name="Default" office:value-type="string">
            <text:p>Razer Marauder Starcraft2 </text:p>
          </table:table-cell>
          <table:table-cell table:style-name="Default" office:value-type="string">
            <text:p>Teclados</text:p>
          </table:table-cell>
          <table:table-cell table:style-name="Default" office:value-type="float" office:value="120">
            <text:p>120</text:p>
          </table:table-cell>
          <table:table-cell table:style-name="Default" office:value-type="string">
            <text:p>/img/productos/t03a.jpg</text:p>
          </table:table-cell>
          <table:table-cell table:style-name="Default" table:number-columns-repeated="2"/>
          <table:table-cell table:number-columns-repeated="2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 (</number:text>
      <number:number number:decimal-places="2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2"/>
    <style:style style:name="Currency_20__5b_0_5d_" style:display-name="Currency [0]" style:family="table-cell" style:parent-style-name="Default" style:data-style-name="N126"/>
    <style:style style:name="Comma" style:family="table-cell" style:parent-style-name="Default" style:data-style-name="N129"/>
    <style:style style:name="Comma_20__5b_0_5d_" style:display-name="Comma [0]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/00/0000</text:date>, <text:time style:data-style-name="N2" text:time-value="0000-00-00T04:15:51.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dc:date>2013-11-12T04:20:04.14</dc:date>
    <meta:editing-duration>PT2H21M59S</meta:editing-duration>
    <meta:editing-cycles>8</meta:editing-cycles>
    <meta:document-statistic meta:table-count="1" meta:cell-count="238" meta:object-count="0"/>
  </office:meta>
</office:document-meta>
</file>